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5ebb92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4" style:family="paragraph" style:parent-style-name="Standard">
      <style:text-properties officeooo:paragraph-rsid="10ab7791"/>
    </style:style>
    <style:style style:name="P85" style:family="paragraph" style:parent-style-name="Standard">
      <style:text-properties officeooo:paragraph-rsid="10ad0bd8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7" style:family="paragraph" style:parent-style-name="Standard" style:list-style-name="L1">
      <style:paragraph-properties fo:break-before="page"/>
      <style:text-properties officeooo:paragraph-rsid="0fd655f2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style:font-size-asian="10pt" style:font-size-complex="10pt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language="en" fo:country="GB"/>
    </style:style>
    <style:style style:name="T22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officeooo:rsid="0f28d107"/>
    </style:style>
    <style:style style:name="T22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language="en" fo:country="GB" officeooo:rsid="10a5d07d"/>
    </style:style>
    <style:style style:name="T227" style:family="text">
      <style:text-properties officeooo:rsid="103c421a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104d5027" style:font-weight-asian="bold" style:font-weight-complex="bold"/>
    </style:style>
    <style:style style:name="T230" style:family="text">
      <style:text-properties officeooo:rsid="1061b5b8"/>
    </style:style>
    <style:style style:name="T231" style:family="text">
      <style:text-properties officeooo:rsid="1069ed98"/>
    </style:style>
    <style:style style:name="T232" style:family="text">
      <style:text-properties officeooo:rsid="106d22f6"/>
    </style:style>
    <style:style style:name="T233" style:family="text">
      <style:text-properties style:text-underline-style="solid" style:text-underline-width="auto" style:text-underline-color="font-color" officeooo:rsid="0ff4a399"/>
    </style:style>
    <style:style style:name="T234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Strong_20_Emphasis"><text:span text:style-name="T130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4"><text:s/></text:span><text:span text:style-name="T158">LTS</text:span><text:span text:style-name="T155"><text:note text:id="ftn1" text:note-class="footnote"><text:note-citation>1</text:note-citation><text:note-body><text:p text:style-name="P27"><text:span text:style-name="T140">L</text:span><text:span text:style-name="T141">TS stands for Long-Term Support, and this </text:span><text:span text:style-name="T148">June</text:span><text:span text:style-name="T142"> </text:span><text:span text:style-name="Strong_20_Emphasis"><text:span text:style-name="T84"><text:user-field-get text:name="Releaseyear">2023</text:user-field-get></text:span></text:span><text:span text:style-name="T144"><text:s/>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50"><text:s/></text:span><text:span text:style-name="T152">LTS</text:span><text:span text:style-name="T142"> </text:span><text:span text:style-name="T151"><text:user-field-get text:name="Edition">Server</text:user-field-get></text:span><text:span text:style-name="T142"><text:s/></text:span><text:span text:style-name="T143">(</text:span><text:span text:style-name="T141">codenamed</text:span><text:span text:style-name="T143"> </text:span><text:span text:style-name="T147">bookworm</text:span><text:span text:style-name="T143">) </text:span><text:span text:style-name="T141">will be </text:span><text:span text:style-name="T146">supported</text:span><text:span text:style-name="T141"> for five years until </text:span><text:span text:style-name="T148">June</text:span><text:span text:style-name="T142"> </text:span><text:span text:style-name="T140">202</text:span><text:span text:style-name="T148">8</text:span><text:span text:style-name="T145">.</text:span></text:p></text:note-body></text:note></text:span><text:span text:style-name="T156"> </text:span><text:span text:style-name="T156"><text:user-field-get text:name="Edition">Server</text:user-field-get></text:span><text:span text:style-name="T157">.</text:span></text:p>
      <text:p text:style-name="P42"/>
      <text:p text:style-name="P40"><text:span text:style-name="T16">Fill in the </text:span><text:span text:style-name="Strong_20_Emphasis"><text:span text:style-name="T215"><text:s/></text:span></text:span><text:span text:style-name="Strong_20_Emphasis"><text:span text:style-name="T216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4"><text:span text:style-name="Definition"><text:span text:style-name="T223">user</text:span></text:span><text:span text:style-name="T172"><text:tab/><text:tab/></text:span><text:span text:style-name="T171"> <text:tab/><text:tab/><text:tab/> </text:span><text:span text:style-name="T173"><draw:control text:anchor-type="as-char" svg:y="-0.4cm" draw:z-index="16" draw:name="Gebruiker 1" draw:style-name="gr2" draw:text-style-name="P93" svg:width="6.4cm" svg:height="0.6cm" draw:control="control17"><svg:title>Gebruiker</svg:title><svg:desc>Volledige naam, bijv. Jan Stek</svg:desc></draw:control></text:span><text:span text:style-name="T173"><text:s text:c="2"/></text:span><text:span text:style-name="T174">[</text:span><text:span text:style-name="T176">F</text:span><text:span text:style-name="T177">ull </text:span><text:span text:style-name="T166">na</text:span><text:span text:style-name="T167">me,</text:span><text:span text:style-name="T166"> </text:span><text:span text:style-name="T167">e.g.</text:span><text:span text:style-name="T166"> </text:span><text:span text:style-name="T168">J</text:span><text:span text:style-name="T183">oh</text:span><text:span text:style-name="T168">n </text:span><text:span text:style-name="T170">Doe</text:span><text:span text:style-name="T182">]</text:span></text:p>
      <text:p text:style-name="P82"><text:span text:style-name="Definition"><text:span text:style-name="T165">USER</text:span></text:span><text:span text:style-name="Definition"><text:span text:style-name="T222">na</text:span></text:span><text:span text:style-name="Definition"><text:span text:style-name="T224">me</text:span></text:span><text:span text:style-name="T164"><text:tab/><text:tab/><text:tab/> </text:span><text:span text:style-name="T164"><draw:control text:anchor-type="as-char" svg:y="-0.4cm" draw:z-index="17" draw:name="Gberuikersnaam 2" draw:style-name="gr2" draw:text-style-name="P93" svg:width="6.4cm" svg:height="0.6cm" draw:control="control18"><svg:title>Gebruikersnaam</svg:title><svg:desc>Korte naam, bijv. jan</svg:desc></draw:control></text:span><text:span text:style-name="T164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3">oh</text:span><text:span text:style-name="T131">n</text:span><text:span text:style-name="T132">]</text:span></text:p>
      <text:p text:style-name="P44"><text:span text:style-name="Definition"><text:span text:style-name="T226">serv</text:span></text:span><text:span text:style-name="Definition"><text:span text:style-name="T222">ERNA</text:span></text:span><text:span text:style-name="Definition"><text:span text:style-name="T224">me</text:span></text:span><text:span text:style-name="T184"><text:tab/><text:tab/> </text:span><text:span text:style-name="T222"><draw:control text:anchor-type="as-char" svg:y="-0.4cm" draw:z-index="18" draw:name="Computernaam 1" draw:style-name="gr2" draw:text-style-name="P93" svg:width="6.4cm" svg:height="0.6cm" draw:control="control19"><svg:title>Computernaam</svg:title><svg:desc>Unieke naam van de computer</svg:desc></draw:control></text:span><text:span text:style-name="T222"><text:s text:c="2"/></text:span><text:span text:style-name="T187">[</text:span><text:span text:style-name="T191">N</text:span><text:span text:style-name="T185">a</text:span><text:span text:style-name="T188">me of the</text:span><text:span text:style-name="T185"> </text:span><text:span text:style-name="T192">server</text:span><text:span text:style-name="T186">, </text:span><text:span text:style-name="T188">e.g.</text:span><text:span text:style-name="T189"> </text:span><text:span text:style-name="T192">sv</text:span><text:span text:style-name="T190">02</text:span><text:span text:style-name="T187">]</text:span></text:p>
      <text:p text:style-name="P44"><text:span text:style-name="Definition"><text:span text:style-name="T194">USER</text:span></text:span><text:span text:style-name="T193"><text:tab/><text:tab/></text:span><text:span text:style-name="T171"> <text:tab/><text:tab/><text:tab/> </text:span><text:span text:style-name="T173"><draw:control text:anchor-type="as-char" svg:y="-0.4cm" draw:z-index="19" draw:name="Gebruiker 2" draw:style-name="gr2" draw:text-style-name="P93" svg:width="6.4cm" svg:height="0.6cm" draw:control="control20"><svg:title>Gebruiker</svg:title><svg:desc>Volledige naam, bijv. Jan Stek</svg:desc></draw:control></text:span><text:span text:style-name="T173"><text:s text:c="2"/></text:span><text:span text:style-name="T174">[</text:span><text:span text:style-name="T176">F</text:span><text:span text:style-name="T175">ull </text:span><text:span text:style-name="T178">na</text:span><text:span text:style-name="T179">me</text:span><text:span text:style-name="T178"> possibly </text:span><text:span text:style-name="T180">2</text:span><text:span text:style-name="T207">nd</text:span><text:span text:style-name="T180"> </text:span><text:span text:style-name="T181">user</text:span><text:span text:style-name="T169">]</text:span></text:p>
      <text:p text:style-name="P82"><text:span text:style-name="Definition"><text:span text:style-name="T194">USERN</text:span></text:span><text:span text:style-name="Definition"><text:span text:style-name="T195">a</text:span></text:span><text:span text:style-name="Definition"><text:span text:style-name="T196">me</text:span></text:span><text:span text:style-name="Definition"><text:span text:style-name="T201"><text:tab/><text:tab/><text:tab/> </text:span></text:span><text:span text:style-name="T164"><draw:control text:anchor-type="as-char" svg:y="-0.4cm" draw:z-index="20" draw:name="Gberuikersnaam 1" draw:style-name="gr2" draw:text-style-name="P93" svg:width="6.4cm" svg:height="0.6cm" draw:control="control21"><svg:title>Gebruikersnaam</svg:title><svg:desc>Korte naam, bijv. jan</svg:desc></draw:control></text:span><text:span text:style-name="T164"><text:s text:c="2"/></text:span><text:span text:style-name="T198">[</text:span><text:span text:style-name="T200">U</text:span><text:span text:style-name="T199">ser</text:span><text:span text:style-name="T197"> </text:span><text:span text:style-name="T204">na</text:span><text:span text:style-name="T205">me</text:span><text:span text:style-name="T204"> possibly </text:span><text:span text:style-name="T206">2</text:span><text:span text:style-name="T208">nd</text:span><text:span text:style-name="T206"> </text:span><text:span text:style-name="T203">user</text:span><text:span text:style-name="T202">]</text:span></text:p>
      <text:p text:style-name="P44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4">.</text:span></text:p>
      <text:p text:style-name="P4"/>
      <text:p text:style-name="P4"/>
      <text:p text:style-name="P43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1"/>
      <text:p text:style-name="P43"><text:span text:style-name="Strong_20_Emphasis"><text:span text:style-name="T28"/></text:span></text:p>
      <text:list xml:id="list56477812" text:style-name="L1">
        <text:list-item>
          <text:p text:style-name="P88"><text:bookmark-start text:name="__RefNumPara__4083_1271708128"/>Prepar<text:span text:style-name="T230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2" draw:name="Vorm 5" draw:style-name="gr1" draw:text-style-name="P9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4"><text:span text:style-name="User_20_Entry"><text:span text:style-name="T89">Login any additional </text:span></text:span><text:span text:style-name="Definition"><text:span text:style-name="T210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85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0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107">wget karelzimmer.nl/</text:span></text:span><text:span text:style-name="User_20_Entry"><text:span text:style-name="T108">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8"><text:span text:style-name="User_20_Entry"><text:span text:style-name="T109">bash 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3" draw:name="Vorm 7" draw:style-name="gr1" draw:text-style-name="P9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144553092645474" text:continue-numbering="true" text:style-name="L1">
        <text:list-item>
          <text:p text:style-name="P87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7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4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7">Boot the computer from</text:span><text:span text:style-name="T138"><text:note text:id="ftn4" text:note-class="footnote"><text:note-citation>1</text:note-citation><text:note-body><text:p text:style-name="P81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7"> an </text:span><text:span text:style-name="T122"><text:user-field-get text:name="Distro">Debian</text:user-field-get></text:span><text:span text:style-name="T123"><text:s/></text:span><text:span text:style-name="T123"><text:user-field-get text:name="Version">12</text:user-field-get></text:span><text:span text:style-name="Strong_20_Emphasis"><text:span text:style-name="T124"><text:s/>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8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11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211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80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12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2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8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8">Europ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8">Netherlands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4"><draw:control text:anchor-type="as-char" draw:z-index="14" draw:name="Vorm 1" draw:style-name="gr1" draw:text-style-name="P92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15" draw:name="Vorm 2" draw:style-name="gr1" draw:text-style-name="P92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2"><text:span text:style-name="T232">At</text:span><text:span text:style-name="T231"> </text:span><text:span text:style-name="T228">Set up users and passwords</text:span><text:span text:style-name="T23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9">'t set </text:span><text:span text:style-name="T161">Root</text:span><text:span text:style-name="T159"> pass</text:span><text:span text:style-name="T160">w</text:span><text:span text:style-name="T159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8">User </text:span><text:span text:style-name="T229">n</text:span><text:span text:style-name="T228">ame for you</text:span><text:span text:style-name="T229">r</text:span><text:span text:style-name="T228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31"><text:span text:style-name="Strong_20_Emphasis"><text:span text:style-name="T61"/></text:span></text:p>
      <text:list xml:id="list144552217520684" text:continue-numbering="true" text:style-name="L1">
        <text:list-item>
          <text:p text:style-name="P90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3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83"><draw:control text:anchor-type="as-char" draw:z-index="21" draw:name="Vorm4_ 1" draw:style-name="gr1" draw:text-style-name="P92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6"><text:span text:style-name="Strong_20_Emphasis"><text:span text:style-name="T119">Add any additional </text:span></text:span><text:span text:style-name="Strong_20_Emphasis"><text:span text:style-name="T121">user</text:span></text:span><text:span text:style-name="Strong_20_Emphasis"><text:span text:style-name="T119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91">sudo useradd --create-home -- comm<text:span text:style-name="T234">e</text:span>n<text:span text:style-name="T234">t</text:span> <text:span text:style-name="T162">'</text:span><text:span text:style-name="T163">user</text:span><text:span text:style-name="T162">' [--groups adm,sudo] </text:span><text:span text:style-name="T163">username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passwd <text:span text:style-name="T233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4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0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8" office:value-type="string">
            <text:p text:style-name="P76"><text:span text:style-name="User_20_Entry"><text:span text:style-name="T107">wget karelzimmer.nl/</text:span></text:span><text:span text:style-name="User_20_Entry"><text:span text:style-name="T108">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8"><text:span text:style-name="User_20_Entry"><text:span text:style-name="T109">bash 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2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5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2"><text:span text:style-name="Strong_20_Emphasis"><text:span text:style-name="T27"><text:tab/></text:span></text:span></text:p>
      <text:p text:style-name="P33"><text:span text:style-name="Strong_20_Emphasis"><text:span text:style-name="T42"/></text:span></text:p>
      <text:list xml:id="list144553558604236" text:continue-numbering="true" text:style-name="L1">
        <text:list-item>
          <text:p text:style-name="P89"><text:span text:style-name="Strong_20_Emphasis"><text:span text:style-name="T14">P</text:span></text:span><text:span text:style-name="Strong_20_Emphasis"><text:span text:style-name="T214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10" draw:name="Vorm36_ 1" draw:style-name="gr1" draw:text-style-name="P92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5"><text:span text:style-name="User_20_Entry"><text:span text:style-name="T113">Login any additional </text:span></text:span><text:span text:style-name="Definition"><text:span text:style-name="T209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1" draw:name="Vorm36_ 2" draw:style-name="gr1" draw:text-style-name="P92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5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7">End of checklist,</text:span><text:span text:style-name="T125"> </text:span><text:span text:style-name="T125"><text:user-field-get text:name="Distro">Debian</text:user-field-get></text:span><text:span text:style-name="T123"><text:s/></text:span><text:span text:style-name="T123"><text:user-field-get text:name="Version">12</text:user-field-get></text:span><text:span text:style-name="Strong_20_Emphasis"><text:span text:style-name="T124"><text:s/></text:span></text:span><text:span text:style-name="Strong_20_Emphasis"><text:span text:style-name="T129">LTS 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7">installation is complete.</text:span></text:span></text:p>
      <text:p text:style-name="P38"/>
      <text:p text:style-name="P45"><text:span text:style-name="Emphasis"><text:span text:style-name="T219">Written</text:span></text:span><text:span text:style-name="Emphasis"><text:span text:style-name="T217"> </text:span></text:span><text:span text:style-name="Emphasis"><text:span text:style-name="T219">by</text:span></text:span><text:span text:style-name="Emphasis"><text:span text:style-name="T21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7">, </text:span></text:span><text:a xlink:type="simple" xlink:href="https://creativecommons.org/publicdomain/zero/1.0" text:style-name="Internet_20_link" text:visited-style-name="Visited_20_Internet_20_Link"><text:span text:style-name="Emphasis"><text:span text:style-name="T220">CC0 1.0 Universal</text:span></text:span></text:a><text:span text:style-name="Emphasis"><text:span text:style-name="T217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2-17T14:45:51.651378418">2024</text:date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2-17T14:45:51.440608967">17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45:51.274442118</dc:date>
    <meta:keyword>Installatie</meta:keyword>
    <meta:keyword>Checklist</meta:keyword>
    <meta:keyword>Linux</meta:keyword>
    <meta:editing-cycles>6971</meta:editing-cycles>
    <meta:editing-duration>P12DT7H4M46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468" meta:character-count="2975" meta:non-whitespace-character-count="2536"/>
    <meta:user-defined meta:name="Info 1"/>
    <meta:user-defined meta:name="Info 2"/>
    <meta:user-defined meta:name="Info 3"/>
    <meta:user-defined meta:name="Info 4"/>
  </office:meta>
</office:document-meta>
</file>